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3291in" svg:height="6.9075in" svg:x="2.7429in" svg:y="0.052in">
            <draw:object draw:notify-on-update-of-ranges="Sheet1.A19:Sheet1.A19 Sheet1.B19:Sheet1.D19 Sheet1.A20:Sheet1.A20 Sheet1.B20:Sheet1.D20 Sheet1.A21:Sheet1.A21 Sheet1.B21:Sheet1.D21 Sheet1.A22:Sheet1.A22 Sheet1.B22:Sheet1.D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o Cache</text:p>
          </table:table-cell>
          <table:table-cell office:value-type="string">
            <text:p>Write 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</table:table-row>
        <table:table-row table:style-name="ro1">
          <table:table-cell/>
          <table:table-cell office:value-type="float" office:value="46226">
            <text:p>46226</text:p>
          </table:table-cell>
          <table:table-cell office:value-type="float" office:value="50347">
            <text:p>50347</text:p>
          </table:table-cell>
          <table:table-cell office:value-type="float" office:value="55939">
            <text:p>55939</text:p>
          </table:table-cell>
          <table:table-cell office:value-type="float" office:value="989469">
            <text:p>989469</text:p>
          </table:table-cell>
        </table:table-row>
        <table:table-row table:style-name="ro1">
          <table:table-cell/>
          <table:table-cell office:value-type="float" office:value="44518">
            <text:p>44518</text:p>
          </table:table-cell>
          <table:table-cell office:value-type="float" office:value="50562">
            <text:p>50562</text:p>
          </table:table-cell>
          <table:table-cell office:value-type="float" office:value="46109">
            <text:p>46109</text:p>
          </table:table-cell>
          <table:table-cell office:value-type="float" office:value="1000651">
            <text:p>1000651</text:p>
          </table:table-cell>
        </table:table-row>
        <table:table-row table:style-name="ro1">
          <table:table-cell/>
          <table:table-cell office:value-type="float" office:value="46183">
            <text:p>46183</text:p>
          </table:table-cell>
          <table:table-cell office:value-type="float" office:value="44986">
            <text:p>44986</text:p>
          </table:table-cell>
          <table:table-cell office:value-type="float" office:value="55580">
            <text:p>55580</text:p>
          </table:table-cell>
          <table:table-cell office:value-type="float" office:value="976010">
            <text:p>976010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1" table:formula="of:=AVERAGE([.B2:.B4])" office:value-type="float" office:value="45642.3333333333">
            <text:p>45642</text:p>
          </table:table-cell>
          <table:table-cell table:style-name="ce1" table:formula="of:=AVERAGE([.C2:.C4])" office:value-type="float" office:value="48631.6666666667">
            <text:p>48632</text:p>
          </table:table-cell>
          <table:table-cell table:style-name="ce1" table:formula="of:=AVERAGE([.D2:.D4])" office:value-type="float" office:value="52542.6666666667">
            <text:p>52543</text:p>
          </table:table-cell>
          <table:table-cell table:style-name="ce1" table:formula="of:=AVERAGE([.E2:.E4])" office:value-type="float" office:value="988710">
            <text:p>988710</text:p>
          </table:table-cell>
        </table:table-row>
        <table:table-row table:style-name="ro1">
          <table:table-cell office:value-type="string">
            <text:p>Cache (No P)</text:p>
          </table:table-cell>
          <table:table-cell office:value-type="string">
            <text:p>Write 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</table:table-row>
        <table:table-row table:style-name="ro1">
          <table:table-cell/>
          <table:table-cell office:value-type="float" office:value="44142">
            <text:p>44142</text:p>
          </table:table-cell>
          <table:table-cell office:value-type="float" office:value="50083">
            <text:p>50083</text:p>
          </table:table-cell>
          <table:table-cell office:value-type="float" office:value="44353">
            <text:p>44353</text:p>
          </table:table-cell>
          <table:table-cell office:value-type="float" office:value="990492">
            <text:p>990492</text:p>
          </table:table-cell>
        </table:table-row>
        <table:table-row table:style-name="ro1">
          <table:table-cell/>
          <table:table-cell office:value-type="float" office:value="44779">
            <text:p>44779</text:p>
          </table:table-cell>
          <table:table-cell office:value-type="float" office:value="49956">
            <text:p>49956</text:p>
          </table:table-cell>
          <table:table-cell office:value-type="float" office:value="44157">
            <text:p>44157</text:p>
          </table:table-cell>
          <table:table-cell office:value-type="float" office:value="990123">
            <text:p>990123</text:p>
          </table:table-cell>
        </table:table-row>
        <table:table-row table:style-name="ro1">
          <table:table-cell/>
          <table:table-cell office:value-type="float" office:value="44910">
            <text:p>44910</text:p>
          </table:table-cell>
          <table:table-cell office:value-type="float" office:value="49896">
            <text:p>49896</text:p>
          </table:table-cell>
          <table:table-cell office:value-type="float" office:value="42701">
            <text:p>42701</text:p>
          </table:table-cell>
          <table:table-cell office:value-type="float" office:value="991698">
            <text:p>991698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1" table:formula="of:=AVERAGE([.B7:.B9])" office:value-type="float" office:value="44610.3333333333">
            <text:p>44610</text:p>
          </table:table-cell>
          <table:table-cell table:style-name="ce1" table:formula="of:=AVERAGE([.C7:.C9])" office:value-type="float" office:value="49978.3333333333">
            <text:p>49978</text:p>
          </table:table-cell>
          <table:table-cell table:style-name="ce1" table:formula="of:=AVERAGE([.D7:.D9])" office:value-type="float" office:value="43737">
            <text:p>43737</text:p>
          </table:table-cell>
          <table:table-cell table:style-name="ce1" table:formula="of:=AVERAGE([.E7:.E9])" office:value-type="float" office:value="990771">
            <text:p>9907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ache (W/ P)</text:p>
          </table:table-cell>
          <table:table-cell office:value-type="string">
            <text:p>Write 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</table:table-row>
        <table:table-row table:style-name="ro1">
          <table:table-cell/>
          <table:table-cell office:value-type="float" office:value="48425">
            <text:p>48425</text:p>
          </table:table-cell>
          <table:table-cell office:value-type="float" office:value="51084">
            <text:p>51084</text:p>
          </table:table-cell>
          <table:table-cell office:value-type="float" office:value="44529">
            <text:p>44529</text:p>
          </table:table-cell>
          <table:table-cell office:value-type="float" office:value="939101">
            <text:p>939101</text:p>
          </table:table-cell>
        </table:table-row>
        <table:table-row table:style-name="ro1">
          <table:table-cell/>
          <table:table-cell office:value-type="float" office:value="48139">
            <text:p>48139</text:p>
          </table:table-cell>
          <table:table-cell office:value-type="float" office:value="50843">
            <text:p>50843</text:p>
          </table:table-cell>
          <table:table-cell office:value-type="float" office:value="43862">
            <text:p>43862</text:p>
          </table:table-cell>
          <table:table-cell office:value-type="float" office:value="935810">
            <text:p>935810</text:p>
          </table:table-cell>
        </table:table-row>
        <table:table-row table:style-name="ro1">
          <table:table-cell/>
          <table:table-cell office:value-type="float" office:value="48613">
            <text:p>48613</text:p>
          </table:table-cell>
          <table:table-cell office:value-type="float" office:value="48959">
            <text:p>48959</text:p>
          </table:table-cell>
          <table:table-cell office:value-type="float" office:value="43828">
            <text:p>43828</text:p>
          </table:table-cell>
          <table:table-cell office:value-type="float" office:value="937208">
            <text:p>937208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1" table:formula="of:=AVERAGE([.B13:.B15])" office:value-type="float" office:value="48392.3333333333">
            <text:p>48392</text:p>
          </table:table-cell>
          <table:table-cell table:style-name="ce1" table:formula="of:=AVERAGE([.C13:.C15])" office:value-type="float" office:value="50295.3333333333">
            <text:p>50295</text:p>
          </table:table-cell>
          <table:table-cell table:style-name="ce1" table:formula="of:=AVERAGE([.D13:.D15])" office:value-type="float" office:value="44073">
            <text:p>44073</text:p>
          </table:table-cell>
          <table:table-cell table:style-name="ce1" table:formula="of:=AVERAGE([.E13:.E15])" office:value-type="float" office:value="937373">
            <text:p>93737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Write </text:p>
          </table:table-cell>
          <table:table-cell office:value-type="string">
            <text:p>Rewrite</text:p>
          </table:table-cell>
          <table:table-cell office:value-type="string">
            <text:p>Read</text:p>
          </table:table-cell>
          <table:table-cell office:value-type="string">
            <text:p>Reread</text:p>
          </table:table-cell>
        </table:table-row>
        <table:table-row table:style-name="ro1">
          <table:table-cell office:value-type="string">
            <text:p>No Cache</text:p>
          </table:table-cell>
          <table:table-cell table:style-name="ce1" office:value-type="float" office:value="45642.3333333333">
            <text:p>45642</text:p>
          </table:table-cell>
          <table:table-cell table:style-name="ce1" office:value-type="float" office:value="48631.6666666667">
            <text:p>48632</text:p>
          </table:table-cell>
          <table:table-cell table:style-name="ce1" office:value-type="float" office:value="52542.6666666667">
            <text:p>52543</text:p>
          </table:table-cell>
          <table:table-cell table:style-name="ce1" office:value-type="float" office:value="988710">
            <text:p>988710</text:p>
          </table:table-cell>
        </table:table-row>
        <table:table-row table:style-name="ro1">
          <table:table-cell office:value-type="string">
            <text:p>Cache (No P)</text:p>
          </table:table-cell>
          <table:table-cell table:style-name="ce1" office:value-type="float" office:value="44610.3333333333">
            <text:p>44610</text:p>
          </table:table-cell>
          <table:table-cell table:style-name="ce1" office:value-type="float" office:value="49978.3333333333">
            <text:p>49978</text:p>
          </table:table-cell>
          <table:table-cell table:style-name="ce1" office:value-type="float" office:value="43737">
            <text:p>43737</text:p>
          </table:table-cell>
          <table:table-cell table:style-name="ce1" office:value-type="float" office:value="990771">
            <text:p>990771</text:p>
          </table:table-cell>
        </table:table-row>
        <table:table-row table:style-name="ro1">
          <table:table-cell office:value-type="string">
            <text:p>Cache (W/ P)</text:p>
          </table:table-cell>
          <table:table-cell table:style-name="ce1" office:value-type="float" office:value="48392.3333333333">
            <text:p>48392</text:p>
          </table:table-cell>
          <table:table-cell table:style-name="ce1" office:value-type="float" office:value="50295.3333333333">
            <text:p>50295</text:p>
          </table:table-cell>
          <table:table-cell table:style-name="ce1" office:value-type="float" office:value="44073">
            <text:p>44073</text:p>
          </table:table-cell>
          <table:table-cell table:style-name="ce1" office:value-type="float" office:value="937373">
            <text:p>93737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2:5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2T10:48:20</meta:creation-date>
    <dc:date>2012-03-12T12:51:48</dc:date>
    <meta:editing-duration>PT57M17S</meta:editing-duration>
    <meta:editing-cycles>5</meta:editing-cycles>
    <meta:generator>LibreOffice/3.4$Linux LibreOffice_project/340m1$Build-402</meta:generator>
    <meta:document-statistic meta:table-count="3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">
      <style:graphic-properties draw:fill-color="#004586"/>
      <style:text-properties fo:font-size="10pt" style:font-size-asian="10pt" style:font-size-complex="10pt"/>
    </style:style>
    <style:style style:name="ch13" style:family="chart" style:data-style-name="N1">
      <style:graphic-properties draw:fill-color="#ff420e"/>
      <style:text-properties fo:font-size="10pt" style:font-size-asian="10pt" style:font-size-complex="10pt"/>
    </style:style>
    <style:style style:name="ch14" style:family="chart" style:data-style-name="N1">
      <style:graphic-properties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777cm" svg:height="17.546cm" xlink:href=".." xlink:type="simple" chart:class="chart:bar" chart:style-name="ch1">
        <chart:title svg:x="12.334cm" svg:y="0.486cm" chart:style-name="ch2">
          <text:p>Cache Performance</text:p>
        </chart:title>
        <chart:subtitle svg:x="12.889cm" svg:y="1.615cm" chart:style-name="ch3">
          <text:p>with Persistance</text:p>
        </chart:subtitle>
        <chart:legend chart:legend-position="end" svg:x="25.957cm" svg:y="7.976cm" style:legend-expansion="high" chart:style-name="ch4"/>
        <chart:plot-area chart:style-name="ch5" table:cell-range-address="Sheet1.A19:Sheet1.D22" chart:data-source-has-labels="both" svg:x="1.586cm" svg:y="2.648cm" svg:width="23.222cm" svg:height="13.5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993cm" svg:y="2.648cm" svg:width="21.584cm" svg:height="12.9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2.32cm" svg:y="16.565cm" chart:style-name="ch7">
              <text:p>Experiment</text:p>
            </chart:title>
            <chart:categories table:cell-range-address="Sheet1.B19:Sheet1.D19"/>
          </chart:axis>
          <chart:axis chart:dimension="y" chart:name="primary-y" chart:style-name="ch8">
            <chart:title svg:x="0.451cm" svg:y="10.322cm" chart:style-name="ch9">
              <text:p>Throughpu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B20:Sheet1.D20" chart:label-cell-address="Sheet1.A20:Sheet1.A20" chart:class="chart:bar">
            <chart:data-point chart:repeated="3"/>
          </chart:series>
          <chart:series chart:style-name="ch13" chart:values-cell-range-address="Sheet1.B21:Sheet1.D21" chart:label-cell-address="Sheet1.A21:Sheet1.A21" chart:class="chart:bar">
            <chart:data-point chart:repeated="3"/>
          </chart:series>
          <chart:series chart:style-name="ch14" chart:values-cell-range-address="Sheet1.B22:Sheet1.D22" chart:label-cell-address="Sheet1.A22:Sheet1.A22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 </text:p>
                <draw:g>
                  <svg:desc>Sheet1.B19:Sheet1.D19</svg:desc>
                </draw:g>
              </table:table-cell>
              <table:table-cell office:value-type="string">
                <text:p>Rewrite</text:p>
              </table:table-cell>
              <table:table-cell office:value-type="string">
                <text:p>Read</text:p>
              </table:table-cell>
            </table:table-row>
          </table:table-header-rows>
          <table:table-rows>
            <table:table-row>
              <table:table-cell office:value-type="string">
                <text:p>No Cache</text:p>
                <draw:g>
                  <svg:desc>Sheet1.A20:Sheet1.A20</svg:desc>
                </draw:g>
              </table:table-cell>
              <table:table-cell office:value-type="float" office:value="45642.3333333333">
                <text:p>45642.3333333333</text:p>
                <draw:g>
                  <svg:desc>Sheet1.B20:Sheet1.D20</svg:desc>
                </draw:g>
              </table:table-cell>
              <table:table-cell office:value-type="float" office:value="48631.6666666667">
                <text:p>48631.6666666667</text:p>
              </table:table-cell>
              <table:table-cell office:value-type="float" office:value="52542.6666666667">
                <text:p>52542.6666666667</text:p>
              </table:table-cell>
            </table:table-row>
            <table:table-row>
              <table:table-cell office:value-type="string">
                <text:p>Cache (No P)</text:p>
                <draw:g>
                  <svg:desc>Sheet1.A21:Sheet1.A21</svg:desc>
                </draw:g>
              </table:table-cell>
              <table:table-cell office:value-type="float" office:value="44610.3333333333">
                <text:p>44610.3333333333</text:p>
                <draw:g>
                  <svg:desc>Sheet1.B21:Sheet1.D21</svg:desc>
                </draw:g>
              </table:table-cell>
              <table:table-cell office:value-type="float" office:value="49978.3333333333">
                <text:p>49978.3333333333</text:p>
              </table:table-cell>
              <table:table-cell office:value-type="float" office:value="43737">
                <text:p>43737</text:p>
              </table:table-cell>
            </table:table-row>
            <table:table-row>
              <table:table-cell office:value-type="string">
                <text:p>Cache (W/ P)</text:p>
                <draw:g>
                  <svg:desc>Sheet1.A22:Sheet1.A22</svg:desc>
                </draw:g>
              </table:table-cell>
              <table:table-cell office:value-type="float" office:value="48392.3333333333">
                <text:p>48392.3333333333</text:p>
                <draw:g>
                  <svg:desc>Sheet1.B22:Sheet1.D22</svg:desc>
                </draw:g>
              </table:table-cell>
              <table:table-cell office:value-type="float" office:value="50295.3333333333">
                <text:p>50295.3333333333</text:p>
              </table:table-cell>
              <table:table-cell office:value-type="float" office:value="44073">
                <text:p>44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